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List">
      <style:text-properties officeooo:paragraph-rsid="000ae924"/>
    </style:style>
    <style:style style:name="P12" style:family="paragraph" style:parent-style-name="Standard">
      <style:paragraph-properties fo:break-before="page"/>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Contents_20_2">
      <style:paragraph-properties>
        <style:tab-stops>
          <style:tab-stop style:position="0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TOC" style:master-page-name="Index">
      <style:paragraph-properties style:page-number="1"/>
    </style:style>
    <style:style style:name="T1" style:family="text">
      <style:text-properties officeooo:rsid="000c4857"/>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0ae924"/>
    </style:style>
    <style:style style:name="T11" style:family="text">
      <style:text-properties officeooo:rsid="0020f168"/>
    </style:style>
    <style:style style:name="T12" style:family="text">
      <style:text-properties officeooo:rsid="001218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text:span text:style-name="T10"><text:variable-set text:name="Version" office:value-type="string">2.2.5</text:variable-set></text:span></text:p>
      <text:p text:style-name="P8">Mozilla Thunderbird Configuration Guide</text:p>
      <text:p text:style-name="P3"/>
      <text:p text:style-name="P15">Copyright © <text:s/>2009-<text:date style:data-style-name="N108" text:date-value="2014-05-29T10:55:30.478681856"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text:variable-get text:name="Version">2.2.5</text:variable-get> – <text:date style:data-style-name="N109" text:date-value="2014-05-29T10:55:36.061075259" text:fixed="true">May 2014</text:date></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4">Mozilla Thunderbird <text:s text:c="2"/><text:tab/>4</text:p>
          <text:p text:style-name="P14">Mozilla Lightning <text:s text:c="2"/><text:tab/>4</text:p>
          <text:p text:style-name="P14">SOGo Connector and SOGo Integrator <text:s text:c="2"/><text:tab/>5</text:p>
          <text:p text:style-name="P13">Chapter 4<text:tab/>SOGo Integrator Customization <text:s text:c="2"/><text:tab/>6</text:p>
          <text:p text:style-name="P14">Customization <text:s text:c="2"/><text:tab/>6</text:p>
          <text:p text:style-name="P13">Chapter 5<text:tab/>SOGo Update Server <text:s text:c="2"/><text:tab/>8</text:p>
          <text:p text:style-name="P14">Installation <text:s text:c="2"/><text:tab/>8</text:p>
          <text:p text:style-name="P14">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text:variable-get text:name="Version">2.2.5</text:variable-get>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P11">❏<text:tab/>Two-way synchronization support with any <text:span text:style-name="T11">Microsoft ActiveSync</text:span>-capable device, <text:span text:style-name="T11">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and 24 are supported and it is recommend<text:span text:style-name="T10">ed</text:span> to use version 24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24 of Thunderbird, you can use the latest version of Mozilla Lightning. Use the Add-ons manager of Thunderbird or visit :</text:p>
      <text:p text:style-name="Standard"><text:a xlink:type="simple" xlink:href="https://addons.mozilla.org/en-US/thunderbird/addon/lightning/">https://addons.mozilla.org/en-US/thunderbird/addon/lightning/</text:a></text:p>
      <text:p text:style-name="Standard">When using version 17 ESR of Thunderbird, you can use Mozilla Lightning version 1.9.1. In order to download the extension, please visit :</text:p>
      <text:p text:style-name="Standard"><text:a xlink:type="simple" xlink:href="https://addons.mozilla.org/en-US/thunderbird/addon/lightning/versions/?page=1#version-1.9.1">https://addons.mozilla.org/en-US/thunderbird/addon/lightning/versions/?page=1#version-1.9.1</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and 24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 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It should work out of the box as long as the script is placed in the same directory as the xpi files.</text:span></text:p>
      <text:p text:style-name="P5">If <text:span text:style-name="T1">it </text:span>is not the case, then the link should be adjusted to fit the actual file layout:</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pan text:style-name="T4">extensions.rdf</text:span><text:span text:style-name="T8"> file.</text:span></text:p>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24.<text:span text:style-name="T1">0</text:span>.<text:span text:style-name="T12">5</text:span>",</text:p>
      <text:p text:style-name="Code"><text:s text:c="19"/>"filename" =&gt; "sogo-connector-24.0.<text:span text:style-name="T12">5</text:span>.xpi" ),</text:p>
      <text:p text:style-name="Code"><text:s text:c="9"/>"sogo-integrator@inverse.ca"</text:p>
      <text:p text:style-name="Code"><text:s text:c="9"/>=&gt; array( "application" =&gt; "thunderbird",</text:p>
      <text:p text:style-name="Code"><text:s text:c="19"/>"version" =&gt; "24.<text:span text:style-name="T1">0</text:span>.<text:span text:style-name="T12">5</text:span>",</text:p>
      <text:p text:style-name="Code"><text:s text:c="19"/>"filename" =&gt; "sogo-integrator-24.0.<text:span text:style-name="T12">5</text:span>-sogo-demo.xpi" ),</text:p>
      <text:p text:style-name="Code"><text:s text:c="9"/>"{e2fda1a4-762b-4020-b5ad-a41df1933103}"</text:p>
      <text:p text:style-name="Code"><text:s text:c="9"/>=&gt; array( "application" =&gt; "thunderbird",</text:p>
      <text:p text:style-name="Code"><text:s text:c="19"/>"version" =&gt; "2.6.<text:span text:style-name="T12">5</text:span>",</text:p>
      <text:p text:style-name="Code"><text:s text:c="19"/>"filename" =&gt; "lightning.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xpi</text:p>
      <text:p text:style-name="Code">Linux_x86-gcc3/lightning.xpi</text:p>
      <text:p text:style-name="Code">Linux_x86_64-gcc3/lightning.xpi</text:p>
      <text:p text:style-name="Code">WINNT_x86-msvc/lightning.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7</text:chapter></text:p>
      </style:header>
      <style:footer>
        <text:p text:style-name="MP1">© 2009-<text:date style:data-style-name="N108" text:date-value="2014-05-29T10:56:20.741344881" text:fixed="true">2014</text:date> Inverse inc.<text:tab/><text:chapter text:display="name" text:outline-level="1">SOGo Update Server</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167</meta:editing-cycles>
    <meta:editing-duration>P1DT3H10M46S</meta:editing-duration>
    <dc:date>2014-06-05T12:33:55.578945000</dc:date>
    <meta:document-statistic meta:table-count="0" meta:image-count="2" meta:object-count="0" meta:page-count="14" meta:paragraph-count="164" meta:word-count="1842" meta:character-count="13445" meta:non-whitespace-character-count="11415"/>
    <meta:user-defined meta:name="Info 1"/>
    <meta:user-defined meta:name="Info 2"/>
    <meta:user-defined meta:name="Info 3"/>
    <meta:user-defined meta:name="Info 4"/>
  </office:meta>
</office:document-meta>
</file>